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B79240ACD5F1E834B4.jpg" manifest:media-type="image/jpeg"/>
  <manifest:file-entry manifest:full-path="Pictures/10000000000000FB000000C944565AC625920B9D.jpg" manifest:media-type="image/jpeg"/>
  <manifest:file-entry manifest:full-path="Pictures/1000000000000113000000B76E35E3F26F3F82E6.jpg" manifest:media-type="image/jpeg"/>
  <manifest:file-entry manifest:full-path="Pictures/10000000000000E1000000E10D95A48632DF5B34.jpg" manifest:media-type="image/jpeg"/>
  <manifest:file-entry manifest:full-path="Pictures/10000000000000E1000000E165972857E4585E8E.jpg" manifest:media-type="image/jpeg"/>
  <manifest:file-entry manifest:full-path="Pictures/10000000000000E1000000E1E93FB118353AD0A6.jpg" manifest:media-type="image/jpeg"/>
  <manifest:file-entry manifest:full-path="Pictures/10000000000000E1000000E1654F8D5874346E1C.jpg" manifest:media-type="image/jpeg"/>
  <manifest:file-entry manifest:full-path="Pictures/10000000000000E1000000E1C51612537C13B613.jpg" manifest:media-type="image/jpeg"/>
  <manifest:file-entry manifest:full-path="Pictures/1000000000000258000003209B34A06241F4C0CB.jpg" manifest:media-type="image/jpeg"/>
  <manifest:file-entry manifest:full-path="Pictures/10000000000000E1000000E1E7B5FC44E0253BC5.jpg" manifest:media-type="image/jpeg"/>
  <manifest:file-entry manifest:full-path="Pictures/1000000000000258000003206F7C5359F6428B8F.jpg" manifest:media-type="image/jpeg"/>
  <manifest:file-entry manifest:full-path="Pictures/10000000000005140000036393468F6F61795827.jpg" manifest:media-type="image/jpeg"/>
  <manifest:file-entry manifest:full-path="Pictures/10000000000000C80000012CBDCCA58CB7DD9DD2.jpg" manifest:media-type="image/jpeg"/>
  <manifest:file-entry manifest:full-path="Pictures/10000000000000D7000000EA8A15FA6510DAEC39.jpg" manifest:media-type="image/jpeg"/>
  <manifest:file-entry manifest:full-path="Pictures/10000000000005DC000005647D4B56514F349D5C.jpg" manifest:media-type="image/jpeg"/>
  <manifest:file-entry manifest:full-path="Pictures/10000000000000BB0000010DC029126DEDCD7225.jpg" manifest:media-type="image/jpeg"/>
  <manifest:file-entry manifest:full-path="Pictures/10000000000000E1000000E120426499B22018B1.jpg" manifest:media-type="image/jpeg"/>
  <manifest:file-entry manifest:full-path="Pictures/10000000000000E1000000E1B69E22A1ACE0DF83.jpg" manifest:media-type="image/jpeg"/>
  <manifest:file-entry manifest:full-path="Pictures/10000000000000E0000000E1ECAE2BFB9361ADE7.jpg" manifest:media-type="image/jpeg"/>
  <manifest:file-entry manifest:full-path="Pictures/10000000000005140000036316269414380C0E15.jpg" manifest:media-type="image/jpeg"/>
  <manifest:file-entry manifest:full-path="Pictures/10000000000000E1000000E13F9426E8802B1412.jpg" manifest:media-type="image/jpeg"/>
  <manifest:file-entry manifest:full-path="Pictures/10000000000000E1000000E161AE66ADAAA82119.jpg" manifest:media-type="image/jpeg"/>
  <manifest:file-entry manifest:full-path="Pictures/10000000000000E1000000E1DE61F94E55793D0C.jpg" manifest:media-type="image/jpeg"/>
  <manifest:file-entry manifest:full-path="Pictures/10000000000000E1000000E1CBBC603CEC1E3D44.jpg" manifest:media-type="image/jpeg"/>
  <manifest:file-entry manifest:full-path="Pictures/10000000000002C5000002449875A6ACF3DE7C7F.jpg" manifest:media-type="image/jpeg"/>
  <manifest:file-entry manifest:full-path="Pictures/10000000000000E1000000E1438D85381ABE7194.jpg" manifest:media-type="image/jpeg"/>
  <manifest:file-entry manifest:full-path="Pictures/10000000000000E1000000E19D040DF5E0E8D49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A1" style:family="table-cell">
      <style:table-cell-properties style:writing-mode="page"/>
    </style:style>
    <style:style style:name="Tableau1.2" style:family="table-row">
      <style:table-row-properties style:min-row-height="6.588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A1" style:family="table-cell">
      <style:table-cell-properties style:writing-mode="page"/>
    </style:style>
    <style:style style:name="Tableau2.2" style:family="table-row">
      <style:table-row-properties style:min-row-height="6.588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style:writing-mode="page"/>
    </style:style>
    <style:style style:name="Tableau3.2" style:family="table-row">
      <style:table-row-properties style:min-row-height="6.588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style:writing-mode="page"/>
    </style:style>
    <style:style style:name="Tableau4.2" style:family="table-row">
      <style:table-row-properties style:min-row-height="6.588cm"/>
    </style:style>
    <style:style style:name="P1" style:family="paragraph" style:parent-style-name="Standard">
      <style:text-properties officeooo:rsid="0012c3df" officeooo:paragraph-rsid="0012c3df"/>
    </style:style>
    <style:style style:name="P2" style:family="paragraph" style:parent-style-name="Standard">
      <style:text-properties officeooo:rsid="0012c3df" officeooo:paragraph-rsid="00143cac"/>
    </style:style>
    <style:style style:name="P3" style:family="paragraph" style:parent-style-name="Standard">
      <style:text-properties officeooo:rsid="0012c3df" officeooo:paragraph-rsid="00162918"/>
    </style:style>
    <style:style style:name="P4" style:family="paragraph" style:parent-style-name="Standard">
      <style:text-properties officeooo:paragraph-rsid="0012c3df"/>
    </style:style>
    <style:style style:name="P5" style:family="paragraph" style:parent-style-name="Standard">
      <style:text-properties fo:font-size="16pt" fo:font-weight="bold" officeooo:rsid="0012c3df" officeooo:paragraph-rsid="00143cac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43cac" officeooo:paragraph-rsid="00143cac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43cac" officeooo:paragraph-rsid="00162918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24pt" fo:font-weight="bold" officeooo:rsid="0012c3df" officeooo:paragraph-rsid="0012c3df" style:font-size-asian="24pt" style:font-weight-asian="bold" style:font-size-complex="24pt" style:font-weight-complex="bold"/>
    </style:style>
    <style:style style:name="P9" style:family="paragraph" style:parent-style-name="Standard">
      <style:text-properties officeooo:paragraph-rsid="00143cac"/>
    </style:style>
    <style:style style:name="P10" style:family="paragraph" style:parent-style-name="Table_20_Contents">
      <style:text-properties officeooo:paragraph-rsid="00143cac"/>
    </style:style>
    <style:style style:name="P11" style:family="paragraph" style:parent-style-name="Table_20_Contents">
      <style:text-properties officeooo:paragraph-rsid="00162918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609cm" fo:margin-bottom="0.609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BEST PHOTOGRAPHERS</text:p>
      <text:p text:style-name="P1"/>
      <text:p text:style-name="P5">NANCY FLAMMEA</text:p>
      <text:p text:style-name="P2"/>
      <text:p text:style-name="P2"/>
      <table:table table:name="Tableau1" table:style-name="Tableau1">
        <table:table-column table:style-name="Tableau1.A" table:number-columns-repeated="2"/>
        <table:table-row>
          <table:table-cell table:style-name="Tableau1.A1" office:value-type="string">
            <text:p text:style-name="P10"><draw:frame draw:style-name="fr2" draw:name="Image1" text:anchor-type="as-char" svg:y="-14.737cm" svg:width="8.144cm" svg:height="6.652cm" draw:z-index="0"><draw:image xlink:href="Pictures/10000000000002C5000002449875A6ACF3DE7C7F.jpg" xlink:type="simple" xlink:show="embed" xlink:actuate="onLoad" draw:mime-type="image/jpeg"/><svg:title>Inside My Camera Bag | Nancy Flammea | Shotkit</svg:title></draw:frame></text:p>
          </table:table-cell>
          <table:table-cell table:style-name="Tableau1.A1" office:value-type="string">
            <text:p text:style-name="P10"><draw:frame draw:style-name="fr2" draw:name="Image3" text:anchor-type="as-char" svg:y="-10.266cm" svg:width="4.297cm" svg:height="6.445cm" draw:z-index="1"><draw:image xlink:href="Pictures/10000000000000C80000012CBDCCA58CB7DD9DD2.jpg" xlink:type="simple" xlink:show="embed" xlink:actuate="onLoad" draw:mime-type="image/jpeg"/><svg:title>Nancy Flammea | LensCulture</svg:title></draw:frame></text:p>
          </table:table-cell>
        </table:table-row>
        <text:soft-page-break/>
        <table:table-row table:style-name="Tableau1.2">
          <table:table-cell table:style-name="Tableau1.A1" office:value-type="string">
            <text:p text:style-name="P10"><draw:frame draw:style-name="fr2" draw:name="Image4" text:anchor-type="as-char" svg:y="-23.095cm" svg:width="4.44cm" svg:height="6.378cm" draw:z-index="2"><draw:image xlink:href="Pictures/10000000000000BB0000010DC029126DEDCD7225.jpg" xlink:type="simple" xlink:show="embed" xlink:actuate="onLoad" draw:mime-type="image/jpeg"/><svg:title>Flammea Nancy</svg:title></draw:frame></text:p>
          </table:table-cell>
          <table:table-cell table:style-name="Tableau1.A1" office:value-type="string">
            <text:p text:style-name="P10"><draw:frame draw:style-name="fr2" draw:name="Image2" text:anchor-type="as-char" svg:y="-23.13cm" svg:width="6.98cm" svg:height="6.414cm" draw:z-index="3"><draw:image xlink:href="Pictures/10000000000005DC000005647D4B56514F349D5C.jpg" xlink:type="simple" xlink:show="embed" xlink:actuate="onLoad" draw:mime-type="image/jpeg"/><svg:title>Flammea Nancy</svg:title></draw:frame></text:p>
          </table:table-cell>
        </table:table-row>
      </table:table>
      <text:p text:style-name="P2"/>
      <text:p text:style-name="P2"/>
      <text:p text:style-name="P9"/>
      <text:p text:style-name="P2"/>
      <text:p text:style-name="P5"><text:soft-page-break/>PATRIZIA BURRA</text:p>
      <text:p text:style-name="P2"/>
      <text:p text:style-name="P2"/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10"><draw:frame draw:style-name="fr1" draw:name="Image9" text:anchor-type="as-char" svg:width="4.815cm" svg:height="4.815cm" draw:z-index="8"><draw:image xlink:href="Pictures/10000000000000E1000000E120426499B22018B1.jpg" xlink:type="simple" xlink:show="embed" xlink:actuate="onLoad" draw:mime-type="image/jpeg"/><svg:title>Patrizia Burra - Photographer / Photography - Italy - ONE EYELAND</svg:title></draw:frame><draw:frame draw:style-name="fr1" draw:name="Image13" text:anchor-type="as-char" svg:width="4.815cm" svg:height="4.815cm" draw:z-index="13"><draw:image xlink:href="Pictures/10000000000000E0000000E1ECAE2BFB9361ADE7.jpg" xlink:type="simple" xlink:show="embed" xlink:actuate="onLoad" draw:mime-type="image/jpeg"/><svg:title>Patrizia Burra Photography - Digital Photo Pro</svg:title></draw:frame><draw:frame draw:style-name="fr1" draw:name="Image7" text:anchor-type="as-char" svg:width="4.71cm" svg:height="4.71cm" draw:z-index="14"><draw:image xlink:href="Pictures/10000000000000E1000000E1DE61F94E55793D0C.jpg" xlink:type="simple" xlink:show="embed" xlink:actuate="onLoad" draw:mime-type="image/jpeg"/><svg:title>Patrizia Burra - Photographer / Photography - Italy - ONE EYELAND</svg:title></draw:frame><draw:frame draw:style-name="fr1" draw:name="Image17" text:anchor-type="as-char" svg:width="4.815cm" svg:height="4.815cm" draw:z-index="15"><draw:image xlink:href="Pictures/10000000000000E1000000E1438D85381ABE7194.jpg" xlink:type="simple" xlink:show="embed" xlink:actuate="onLoad" draw:mime-type="image/jpeg"/><svg:title>Patrizia Burra - Photographer / Photography - Italy - ONE EYELAND</svg:title></draw:frame><text:soft-page-break/><draw:frame draw:style-name="fr1" draw:name="Image11" text:anchor-type="as-char" svg:width="5.212cm" svg:height="5.212cm" draw:z-index="16"><draw:image xlink:href="Pictures/10000000000000E1000000E1B69E22A1ACE0DF83.jpg" xlink:type="simple" xlink:show="embed" xlink:actuate="onLoad" draw:mime-type="image/jpeg"/><svg:title>Patrizia Burra - Photographer / Photography - Italy - ONE EYELAND</svg:title></draw:frame><draw:frame draw:style-name="fr2" draw:name="Image18" text:anchor-type="as-char" svg:y="-10.941cm" svg:width="5.309cm" svg:height="7.078cm" draw:z-index="17"><draw:image xlink:href="Pictures/1000000000000258000003206F7C5359F6428B8F.jpg" xlink:type="simple" xlink:show="embed" xlink:actuate="onLoad" draw:mime-type="image/jpeg"/></draw:frame></text:p>
          </table:table-cell>
          <table:table-cell table:style-name="Tableau2.A1" office:value-type="string">
            <text:p text:style-name="P10"><draw:frame draw:style-name="fr1" draw:name="Image10" text:anchor-type="as-char" svg:width="4.763cm" svg:height="4.763cm" draw:z-index="9"><draw:image xlink:href="Pictures/10000000000000E1000000E1CBBC603CEC1E3D44.jpg" xlink:type="simple" xlink:show="embed" xlink:actuate="onLoad" draw:mime-type="image/jpeg"/><svg:title>Patrizia Burra - Photographer / Photography - Italy - ONE EYELAND</svg:title></draw:frame><draw:frame draw:style-name="fr1" draw:name="Image5" text:anchor-type="as-char" svg:width="4.789cm" svg:height="4.789cm" draw:z-index="10"><draw:image xlink:href="Pictures/10000000000000E1000000E161AE66ADAAA82119.jpg" xlink:type="simple" xlink:show="embed" xlink:actuate="onLoad" draw:mime-type="image/jpeg"/><svg:title>Patrizia Burra - Photographer / Photography - Italy - ONE EYELAND</svg:title></draw:frame><draw:frame draw:style-name="fr1" draw:name="Image12" text:anchor-type="as-char" svg:width="4.815cm" svg:height="4.815cm" draw:z-index="11"><draw:image xlink:href="Pictures/10000000000000E1000000E19D040DF5E0E8D49B.jpg" xlink:type="simple" xlink:show="embed" xlink:actuate="onLoad" draw:mime-type="image/jpeg"/><svg:title>Patrizia Burra - Photographer / Photography - Italy - ONE EYELAND</svg:title></draw:frame><draw:frame draw:style-name="fr1" draw:name="Image16" text:anchor-type="as-char" svg:width="4.763cm" svg:height="4.763cm" draw:z-index="12"><draw:image xlink:href="Pictures/10000000000000E1000000E1E7B5FC44E0253BC5.jpg" xlink:type="simple" xlink:show="embed" xlink:actuate="onLoad" draw:mime-type="image/jpeg"/><svg:title>Patrizia Burra - Photographer / Photography - Italy - ONE EYELAND</svg:title></draw:frame><text:soft-page-break/><draw:frame draw:style-name="fr1" draw:name="Image19" text:anchor-type="as-char" svg:width="7.294cm" svg:height="9.724cm" draw:z-index="18"><draw:image xlink:href="Pictures/1000000000000258000003209B34A06241F4C0CB.jpg" xlink:type="simple" xlink:show="embed" xlink:actuate="onLoad" draw:mime-type="image/jpeg"/></draw:frame></text:p>
          </table:table-cell>
        </table:table-row>
        <table:table-row table:style-name="Tableau2.2">
          <table:table-cell table:style-name="Tableau2.A1" office:value-type="string">
            <text:p text:style-name="P10"><draw:frame draw:style-name="fr1" draw:name="Image8" text:anchor-type="as-char" svg:width="6.16cm" svg:height="6.735cm" draw:z-index="4"><draw:image xlink:href="Pictures/10000000000000D7000000EA8A15FA6510DAEC39.jpg" xlink:type="simple" xlink:show="embed" xlink:actuate="onLoad" draw:mime-type="image/jpeg"/><svg:title>Patrizia Burra | Saatchi Art</svg:title></draw:frame><text:soft-page-break/><draw:frame draw:style-name="fr1" draw:name="Image14" text:anchor-type="as-char" svg:width="4.71cm" svg:height="4.71cm" draw:z-index="5"><draw:image xlink:href="Pictures/10000000000000E1000000E13F9426E8802B1412.jpg" xlink:type="simple" xlink:show="embed" xlink:actuate="onLoad" draw:mime-type="image/jpeg"/><svg:title>Patrizia Burra - Photographer / Photography - Italy - ONE EYELAND</svg:title></draw:frame></text:p>
          </table:table-cell>
          <table:table-cell table:style-name="Tableau2.A1" office:value-type="string">
            <text:p text:style-name="P10"><draw:frame draw:style-name="fr1" draw:name="Image6" text:anchor-type="as-char" svg:width="6.839cm" svg:height="6.839cm" draw:z-index="6"><draw:image xlink:href="Pictures/10000000000000E1000000E1C51612537C13B613.jpg" xlink:type="simple" xlink:show="embed" xlink:actuate="onLoad" draw:mime-type="image/jpeg"/><svg:title>Patrizia Burra - Photographer / Photography - Italy - ONE EYELAND</svg:title></draw:frame><text:soft-page-break/><draw:frame draw:style-name="fr1" draw:name="Image15" text:anchor-type="as-char" svg:width="5.027cm" svg:height="5.027cm" draw:z-index="7"><draw:image xlink:href="Pictures/10000000000000E1000000E165972857E4585E8E.jpg" xlink:type="simple" xlink:show="embed" xlink:actuate="onLoad" draw:mime-type="image/jpeg"/><svg:title>Patrizia Burra - Photographer / Photography - Italy - ONE EYELAND</svg:title></draw:frame></text:p>
          </table:table-cell>
        </table:table-row>
      </table:table>
      <text:p text:style-name="P2"/>
      <text:p text:style-name="P2"/>
      <text:p text:style-name="P6">ALANA LEE</text:p>
      <text:p text:style-name="P2"/>
      <text:p text:style-name="P2"/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10"><draw:frame draw:style-name="fr1" draw:name="Image24" text:anchor-type="as-char" svg:width="7.84cm" svg:height="7.84cm" draw:z-index="19"><draw:image xlink:href="Pictures/10000000000000E1000000E10D95A48632DF5B34.jpg" xlink:type="simple" xlink:show="embed" xlink:actuate="onLoad" draw:mime-type="image/jpeg"/><svg:title>Alana Lee Photography | Digital Backgrounds, Textures &amp; Overlays</svg:title></draw:frame></text:p>
          </table:table-cell>
          <table:table-cell table:style-name="Tableau3.A1" office:value-type="string">
            <text:p text:style-name="P10"><draw:frame draw:style-name="fr1" draw:name="Image20" text:anchor-type="as-char" svg:width="8.132cm" svg:height="8.132cm" draw:z-index="20"><draw:image xlink:href="Pictures/10000000000000E1000000E1654F8D5874346E1C.jpg" xlink:type="simple" xlink:show="embed" xlink:actuate="onLoad" draw:mime-type="image/jpeg"/><svg:title>Alana Lee Photography | Digital Backgrounds, Textures &amp; Overlays</svg:title></draw:frame></text:p>
          </table:table-cell>
        </table:table-row>
        <table:table-row table:style-name="Tableau3.2">
          <table:table-cell table:style-name="Tableau3.A1" office:value-type="string">
            <text:p text:style-name="P10"><draw:frame draw:style-name="fr1" draw:name="Image21" text:anchor-type="as-char" svg:width="8.17cm" svg:height="8.17cm" draw:z-index="21"><draw:image xlink:href="Pictures/10000000000000E1000000E1E93FB118353AD0A6.jpg" xlink:type="simple" xlink:show="embed" xlink:actuate="onLoad" draw:mime-type="image/jpeg"/><svg:title>Continuing on with my wing series... - Alana Lee Photography | Facebook</svg:title></draw:frame></text:p>
          </table:table-cell>
          <table:table-cell table:style-name="Tableau3.A1" office:value-type="string">
            <text:p text:style-name="P10"><draw:frame draw:style-name="fr1" draw:name="Image22" text:anchor-type="as-char" svg:width="8.5cm" svg:height="6.793cm" draw:z-index="22"><draw:image xlink:href="Pictures/10000000000000FB000000C944565AC625920B9D.jpg" xlink:type="simple" xlink:show="embed" xlink:actuate="onLoad" draw:mime-type="image/jpeg"/><svg:title>Angel girl in dress Stock Photo by ©SergeyNivens 92909438</svg:title></draw:frame></text:p>
          </table:table-cell>
        </table:table-row>
      </table:table>
      <text:p text:style-name="P2"/>
      <text:p text:style-name="P2"/>
      <text:p text:style-name="P2"/>
      <text:p text:style-name="P7"><text:soft-page-break/>ALANA LEE</text:p>
      <text:p text:style-name="P3"/>
      <text:p text:style-name="P3"/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p text:style-name="P11"><draw:frame draw:style-name="fr3" draw:name="Image28" text:anchor-type="as-char" svg:width="8.412cm" svg:height="5.6cm" draw:z-index="24"><draw:image xlink:href="Pictures/10000000000005140000036316269414380C0E15.jpg" xlink:type="simple" xlink:show="embed" xlink:actuate="onLoad" draw:mime-type="image/jpeg"/><svg:title>Exlusive Interview with Tom Price Winner of All... | Photo ...</svg:title></draw:frame></text:p>
          </table:table-cell>
          <table:table-cell table:style-name="Tableau4.A1" office:value-type="string">
            <text:p text:style-name="P11"><draw:frame draw:style-name="fr2" draw:name="Image26" text:anchor-type="as-char" svg:y="-6.8cm" svg:width="7.276cm" svg:height="4.868cm" draw:z-index="25"><draw:image xlink:href="Pictures/1000000000000113000000B76E35E3F26F3F82E6.jpg" xlink:type="simple" xlink:show="embed" xlink:actuate="onLoad" draw:mime-type="image/jpeg"/><svg:title>Porters: Photography Series by Featherwax &amp; Tom Price | Daily design  inspiration for creatives | Inspiration Grid</svg:title></draw:frame></text:p>
          </table:table-cell>
        </table:table-row>
        <table:table-row table:style-name="Tableau4.2">
          <table:table-cell table:style-name="Tableau4.A1" office:value-type="string">
            <text:p text:style-name="P11"><draw:frame draw:style-name="fr3" draw:name="Image23" text:anchor-type="as-char" svg:width="8.5cm" svg:height="5.659cm" draw:z-index="23"><draw:image xlink:href="Pictures/10000000000005140000036393468F6F61795827.jpg" xlink:type="simple" xlink:show="embed" xlink:actuate="onLoad" draw:mime-type="image/jpeg"/><svg:title>Exlusive Interview with Tom Price Winner of All... | Photo ...</svg:title></draw:frame></text:p>
          </table:table-cell>
          <table:table-cell table:style-name="Tableau4.A1" office:value-type="string">
            <text:p text:style-name="P11"><draw:frame draw:style-name="fr1" draw:name="Image25" text:anchor-type="as-char" svg:width="7.276cm" svg:height="4.868cm" draw:z-index="26"><draw:image xlink:href="Pictures/1000000000000113000000B79240ACD5F1E834B4.jpg" xlink:type="simple" xlink:show="embed" xlink:actuate="onLoad" draw:mime-type="image/jpeg"/><svg:title>Porters: Photography Series by Featherwax &amp; Tom Price | Daily design  inspiration for creatives | Inspiration Grid</svg:title></draw:frame></text:p>
          </table:table-cell>
        </table:table-row>
      </table:table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9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fr" fo:country="FR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09:55:50.584441078</meta:creation-date>
    <dc:date>2023-02-02T10:27:36.683388633</dc:date>
    <meta:editing-duration>PT21M19S</meta:editing-duration>
    <meta:editing-cycles>3</meta:editing-cycles>
    <meta:generator>LibreOffice/7.3.7.2$Linux_X86_64 LibreOffice_project/30$Build-2</meta:generator>
    <meta:document-statistic meta:table-count="4" meta:image-count="27" meta:object-count="0" meta:page-count="6" meta:paragraph-count="21" meta:word-count="10" meta:character-count="63" meta:non-whitespace-character-count="58"/>
  </office:meta>
</office:document-meta>
</file>